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ListModules.setModule( String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ListModules.getOrganis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ListModules.getBra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ListModules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ListModules.setMatcher( String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ListModules.do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vyListModules.ge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ListModules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ListModules.setOrganisation( String organis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ListModules.setBranch( String bra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ListModules.setRevision(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ListModules.ge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ListModules.s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ListModules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ListModules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